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dce" officeooo:paragraph-rsid="00043dce"/>
    </style:style>
    <style:style style:name="P2" style:family="paragraph" style:parent-style-name="Standard" style:list-style-name="L2">
      <style:text-properties officeooo:rsid="00043dce" officeooo:paragraph-rsid="00043dce"/>
    </style:style>
    <style:style style:name="P3" style:family="paragraph" style:parent-style-name="Standard" style:list-style-name="L3">
      <style:text-properties officeooo:rsid="00043dce" officeooo:paragraph-rsid="00043dce"/>
    </style:style>
    <style:style style:name="P4" style:family="paragraph" style:parent-style-name="Standard" style:list-style-name="L4">
      <style:text-properties officeooo:rsid="00043dce" officeooo:paragraph-rsid="00043dce"/>
    </style:style>
    <style:style style:name="P5" style:family="paragraph" style:parent-style-name="Standard" style:list-style-name="L5">
      <style:text-properties officeooo:rsid="00043dce" officeooo:paragraph-rsid="00043dce"/>
    </style:style>
    <style:style style:name="P6" style:family="paragraph" style:parent-style-name="Standard" style:list-style-name="L5">
      <style:text-properties officeooo:rsid="00043dce" officeooo:paragraph-rsid="0008ea72"/>
    </style:style>
    <style:style style:name="P7" style:family="paragraph" style:parent-style-name="Standard" style:list-style-name="L3">
      <style:text-properties officeooo:paragraph-rsid="00043dce"/>
    </style:style>
    <style:style style:name="P8" style:family="paragraph" style:parent-style-name="Standard" style:list-style-name="L4">
      <style:text-properties officeooo:paragraph-rsid="00043dce"/>
    </style:style>
    <style:style style:name="P9" style:family="paragraph" style:parent-style-name="Standard" style:list-style-name="L5">
      <style:text-properties officeooo:paragraph-rsid="000690bc"/>
    </style:style>
    <style:style style:name="P10" style:family="paragraph" style:parent-style-name="Standard" style:list-style-name="L6">
      <style:text-properties officeooo:rsid="0005ed0b" officeooo:paragraph-rsid="0005ed0b"/>
    </style:style>
    <style:style style:name="P11" style:family="paragraph" style:parent-style-name="Standard">
      <style:text-properties officeooo:rsid="0005ed0b" officeooo:paragraph-rsid="0005ed0b"/>
    </style:style>
    <style:style style:name="P12" style:family="paragraph" style:parent-style-name="Standard" style:list-style-name="L4">
      <style:text-properties officeooo:rsid="000690bc" officeooo:paragraph-rsid="000690bc"/>
    </style:style>
    <style:style style:name="P13" style:family="paragraph" style:parent-style-name="Standard" style:list-style-name="L7">
      <style:text-properties officeooo:rsid="000690bc" officeooo:paragraph-rsid="000690bc"/>
    </style:style>
    <style:style style:name="P14" style:family="paragraph" style:parent-style-name="Standard" style:list-style-name="L5">
      <style:text-properties officeooo:rsid="000690bc" officeooo:paragraph-rsid="000690bc"/>
    </style:style>
    <style:style style:name="P15" style:family="paragraph" style:parent-style-name="Standard" style:list-style-name="L7">
      <style:text-properties officeooo:paragraph-rsid="000690bc"/>
    </style:style>
    <style:style style:name="P16" style:family="paragraph" style:parent-style-name="Standard" style:list-style-name="L3">
      <style:text-properties officeooo:rsid="00092a16" officeooo:paragraph-rsid="00092a16"/>
    </style:style>
    <style:style style:name="T1" style:family="text">
      <style:text-properties officeooo:rsid="00043dce"/>
    </style:style>
    <style:style style:name="T2" style:family="text">
      <style:text-properties officeooo:rsid="0005ed0b"/>
    </style:style>
    <style:style style:name="T3" style:family="text">
      <style:text-properties officeooo:rsid="000690bc"/>
    </style:style>
    <style:style style:name="T4" style:family="text">
      <style:text-properties officeooo:rsid="0007890d"/>
    </style:style>
    <style:style style:name="T5" style:family="text">
      <style:text-properties officeooo:rsid="0008ea72"/>
    </style:style>
    <style:style style:name="T6" style:family="text">
      <style:text-properties officeooo:rsid="00092a16"/>
    </style:style>
    <style:style style:name="T7" style:family="text">
      <style:text-properties officeooo:rsid="0009c9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 thesis</text:p>
      <text:p text:style-name="P1"/>
      <text:p text:style-name="P1">1. Introduction</text:p>
      <text:p text:style-name="P1">2. Introduction to Graphical models and <text:span text:style-name="T4">L</text:span>SEM</text:p>
      <text:list xml:id="list2752634186" text:style-name="L2">
        <text:list-item>
          <text:p text:style-name="P2">assumptions throughout the thesis</text:p>
        </text:list-item>
        <text:list-item>
          <text:p text:style-name="P2">connection graphical models and <text:span text:style-name="T4">L</text:span>SEM</text:p>
        </text:list-item>
        <text:list-item>
          <text:p text:style-name="P2">parametri<text:span text:style-name="T3">z</text:span>ation in Gaussian case <text:span text:style-name="T3">and how connection to algebra arises</text:span></text:p>
        </text:list-item>
        <text:list-item>
          <text:p text:style-name="P2">types of identifiabi<text:span text:style-name="T3">li</text:span>ty and what we are analysing</text:p>
        </text:list-item>
      </text:list>
      <text:p text:style-name="P1">3. Case with arbitrary variances</text:p>
      <text:list xml:id="list927770648" text:style-name="L3">
        <text:list-item>
          <text:p text:style-name="P7"><text:span text:style-name="T5">(this theorem does actually come from the graphical modelling side! ) </text:span><text:span text:style-name="T1">Markov equivalence </text:span><text:span text:style-name="T5">(in the sense of same set of any distribution that satisfies local MP) </text:span><text:span text:style-name="T1">iff same skeleton and same collid</text:span><text:span text:style-name="T3">e</text:span><text:span text:style-name="T1">rs </text:span></text:p>
        </text:list-item>
        <text:list-item>
          <text:p text:style-name="P16">the theorem above also implies in our setting as we are intersecting M_G with the set of all Gaussian distributions</text:p>
        </text:list-item>
        <text:list-item>
          <text:p text:style-name="P3">there are Markov equivalence classes arising from theorem before</text:p>
        </text:list-item>
        <text:list-item>
          <text:p text:style-name="P3">model can only be identified up to these equivalence classes from a (sample) covariance matrix <text:span text:style-name="T3">(and only assuming faithfulness)</text:span></text:p>
        </text:list-item>
      </text:list>
      <text:p text:style-name="P1">4. Case with equal variances</text:p>
      <text:list xml:id="list4135558959" text:style-name="L4">
        <text:list-item>
          <text:p text:style-name="P4">explain setting</text:p>
        </text:list-item>
        <text:list-item>
          <text:p text:style-name="P8"><text:span text:style-name="T1">explain what changes with different variance assumptions, </text:span><text:span text:style-name="T4">i.e. why does the theorem from section 3 not hold anymore</text:span><text:span text:style-name="T1"> (</text:span><text:span text:style-name="T6">because we are confining the domain of phi_G and not the image of phi_G and thus don’t originate from a set M_G of all (Gaussian) distributions satisfying global MP)</text:span></text:p>
        </text:list-item>
        <text:list-item>
          <text:p text:style-name="P4">all M_G are different (just recite Drtons paper)</text:p>
        </text:list-item>
        <text:list-item>
          <text:p text:style-name="P4">? Without faithfulness assumption, graph can be recovered</text:p>
        </text:list-item>
        <text:list-item>
          <text:p text:style-name="P12">example with different the three node graph and how its different from the arbitrary variance case</text:p>
        </text:list-item>
      </text:list>
      <text:p text:style-name="P1">5. Case with <text:span text:style-name="T2">equal variance groups</text:span></text:p>
      <text:list xml:id="list2735200208" text:style-name="L6">
        <text:list-item>
          <text:p text:style-name="P10">explain setting </text:p>
        </text:list-item>
        <text:list-item>
          <text:p text:style-name="P10">? state research question</text:p>
        </text:list-item>
      </text:list>
      <text:p text:style-name="P11">6. Computational exploration of equal variance groups </text:p>
      <text:list xml:id="list3915249155" text:style-name="L7">
        <text:list-item>
          <text:p text:style-name="P13">how does algebra play into this </text:p>
          <text:list>
            <text:list-item>
              <text:p text:style-name="P13">polynomring, ideals</text:p>
            </text:list-item>
            <text:list-item>
              <text:p text:style-name="P15"><text:span text:style-name="T3">eliminating Omega, associating M_G with only lambda, vanishing ideal</text:span></text:p>
            </text:list-item>
            <text:list-item>
              <text:p text:style-name="P15"><text:span text:style-name="T3">computing the vanishing ideal (Groebner basis, thm that elimination of groebner basis is groebner basis of elimination)</text:span></text:p>
            </text:list-item>
            <text:list-item>
              <text:p text:style-name="P13">computing vanishing ideals in m2</text:p>
            </text:list-item>
          </text:list>
        </text:list-item>
        <text:list-item>
          <text:p text:style-name="P13">technical explanation of computational exploration</text:p>
        </text:list-item>
        <text:list-item>
          <text:p text:style-name="P13">results<text:span text:style-name="T7">W</text:span></text:p>
          <text:p text:style-name="P13"/>
        </text:list-item>
      </text:list>
      <text:p text:style-name="P1"/>
      <text:p text:style-name="P1">Open topics to eventually include</text:p>
      <text:list xml:id="list3650801422" text:style-name="L5">
        <text:list-item>
          <text:p text:style-name="P6">factorization theorem <text:span text:style-name="T5">(i.e. connection between graphical model an LSEM), respectively: </text:span><text:span text:style-name="T4">To what extent</text:span><text:span text:style-name="T3"> should I go into graphical models? </text:span><text:span text:style-name="T4">Or do we directly start with LSEM</text:span></text:p>
        </text:list-item>
        <text:list-item>
          <text:p text:style-name="P5">Entailed (in-) dependencies</text:p>
        </text:list-item>
        <text:list-item>
          <text:p text:style-name="P5">Local and global Markov property <text:span text:style-name="T5">and their equivalence in DAG case</text:span></text:p>
        </text:list-item>
        <text:list-item>
          <text:p text:style-name="P5">Where does the motivation of graphical / <text:span text:style-name="T4">L</text:span>S<text:span text:style-name="T4">E</text:span>M come from (???)</text:p>
        </text:list-item>
        <text:list-item>
          <text:p text:style-name="P5">faithfulness and impact on recovery of models</text:p>
        </text:list-item>
        <text:list-item>
          <text:p text:style-name="P9"><text:span text:style-name="T3">conditional independencies</text:span></text:p>
        </text:list-item>
        <text:list-item>
          <text:p text:style-name="P14">Explain in detail what the errors of the graphical model mean (?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1:34:14.014275112</meta:creation-date>
    <dc:date>2022-01-07T14:16:48.705219105</dc:date>
    <meta:editing-duration>P1DT2H1M3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380" meta:character-count="2305" meta:non-whitespace-character-count="1988"/>
  </office:meta>
</office:document-meta>
</file>